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line-height="107%" fo:break-before="auto" fo:break-after="auto" style:writing-mode="lr-tb"/>
    </style:style>
    <style:style style:name="P6" style:family="paragraph" style:parent-style-name="Standard">
      <style:paragraph-properties fo:line-height="150%" fo:break-before="auto" fo:break-after="auto" style:writing-mode="lr-tb"/>
    </style:style>
    <style:style style:name="P7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line-height="150%" style:writing-mode="lr-tb"/>
      <style:text-properties style:font-name="Times New Roman" style:font-name-asian="Times New Roman" style:font-name-complex="Times New Roman"/>
    </style:style>
    <style:style style:name="P9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style:writing-mode="lr-tb"/>
    </style:style>
    <style:style style:name="P10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11" style:family="paragraph" style:parent-style-name="Standard">
      <style:paragraph-properties fo:line-height="150%" fo:break-before="auto" fo:break-after="auto" style:writing-mode="lr-tb"/>
    </style:style>
    <style:style style:name="P12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P13" style:family="paragraph" style:parent-style-name="Standard">
      <style:paragraph-properties fo:line-height="150%" style:writing-mode="lr-tb"/>
      <style:text-properties style:font-name="Times New Roman" style:font-name-asian="Times New Roman" style:font-name-complex="Times New Roman"/>
    </style:style>
    <style:style style:name="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3">Aluno</text:span><text:span text:style-name="T2">: &lt;Rúben Borges Ramos&gt;<text:tab/><text:tab/><text:tab/><text:tab/><text:tab/><text:tab/><text:tab/></text:span><text:span text:style-name="T3">Data:</text:span><text:span text:style-name="T2"> 25/08/2013</text:span></text:p>
      <text:p text:style-name="P6"><text:span text:style-name="T3">Fase/Iteração:</text:span><text:span text:style-name="T2"> &lt;Iteração 1&gt;<text:tab/><text:tab/><text:tab/><text:tab/><text:tab/><text:tab/></text:span><text:span text:style-name="T3">Esforço Total:</text:span><text:span text:style-name="T2"> &lt;24 horas&gt;</text:span></text:p>
      <text:p text:style-name="P7"/>
      <text:p text:style-name="P6"><text:span text:style-name="T3">Atividade: &lt;Planilha de Esforço&gt;</text:span><text:span text:style-name="T2"><text:tab/><text:tab/><text:tab/></text:span><text:span text:style-name="T3">Esforço: &lt;16 horas&gt;</text:span></text:p>
      <text:p text:style-name="P6"><text:span text:style-name="T2">Descrição: &lt;Planilha de Esforço para medição de horas trabalhadas no grupo&gt;<text:tab/><text:tab/></text:span></text:p>
      <text:p text:style-name="P6"><text:span text:style-name="T2">Produtos: &lt;Planilha online do gmail &gt;</text:span></text:p>
      <text:p text:style-name="P7">Equipe: &lt;&gt;</text:p>
      <text:p text:style-name="P8">Artefato: &lt;&gt;</text:p>
      <text:p text:style-name="P4"/>
      <text:p text:style-name="P2"><text:tab/></text:p>
      <text:p text:style-name="P7"><text:s/><text:span text:style-name="T4">Atividade: &lt;Estudo Inicial&gt;</text:span><text:tab/><text:tab/><text:tab/><text:span text:style-name="T4">Esforço: &lt;8 horas&gt;</text:span></text:p>
      <text:p text:style-name="P6"><text:span text:style-name="T2">Descrição: &lt;Aulas iniciais, estudo do projeto, e reuniões&gt;<text:tab/><text:tab/></text:span></text:p>
      <text:p text:style-name="P6"><text:span text:style-name="T2">Produtos: &lt;&gt;</text:span></text:p>
      <text:p text:style-name="P7">Equipe: &lt;&gt;</text:p>
      <text:p text:style-name="P8">Artefato: &lt;&gt;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282cm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cm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T2" style:family="text">
      <style:text-properties style:font-name="Times New Roman" style:font-name-asian="Times New Roman" style:font-name-complex="Times New Roman"/>
    </style:style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</text:span><text:span text:style-name="MT1"> </text:span><text:span text:style-name="MT1">de</text:span><text:span text:style-name="MT1"> </text:span><text:span text:style-name="MT1">Software</text:span><text:span text:style-name="MT1"> – </text:span><text:span text:style-name="MT1">Instituto</text:span><text:span text:style-name="MT1"> </text:span><text:span text:style-name="MT1">de</text:span><text:span text:style-name="MT1"> </text:span><text:span text:style-name="MT1">Informática</text:span><text:span text:style-name="MT1"> – </text:span><text:span text:style-name="MT1">Universidade</text:span><text:span text:style-name="MT1"> </text:span><text:span text:style-name="MT1">Federal</text:span><text:span text:style-name="MT1"> </text:span><text:span text:style-name="MT1">de</text:span><text:span text:style-name="MT1"> </text:span><text:span text:style-name="MT1">Goiás</text:span></text:p>
        <text:p text:style-name="MP2">ContPatri</text:p>
        <text:p text:style-name="MP3"><text:span text:style-name="MT2">Relatório</text:span><text:span text:style-name="MT2"> </text:span><text:span text:style-name="MT2">Individual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165a79a-7059095-e13bb37-fef39a4-9503d18</meta:generator>
    <dc:title/>
    <meta:initial-creator/>
    <meta:editing-cycles>3</meta:editing-cycles>
    <dc:date>2013-09-05T18:16:29.12</dc:date>
    <meta:editing-duration>P0D</meta:editing-duration>
    <meta:document-statistic meta:table-count="0" meta:image-count="0" meta:object-count="0" meta:page-count="1" meta:paragraph-count="16" meta:word-count="76" meta:character-count="549" meta:non-whitespace-character-count="467"/>
  </office:meta>
</office:document-meta>
</file>